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b7b96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b7b96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da7d" officeooo:paragraph-rsid="001cda7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cda7d" officeooo:paragraph-rsid="001cda7d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paragraph-rsid="001b7b96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b7b96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b7b96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da7d" officeooo:paragraph-rsid="001cda7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831dc" officeooo:paragraph-rsid="0003d4de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cda7d" officeooo:paragraph-rsid="001cda7d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7b9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cda7d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7b9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text-properties officeooo:paragraph-rsid="001b7b96"/>
    </style:style>
    <style:style style:name="P30" style:family="paragraph" style:parent-style-name="Standard">
      <style:paragraph-properties fo:text-align="justify" style:justify-single-word="false"/>
      <style:text-properties style:font-name="Arial1" officeooo:paragraph-rsid="001b7b96"/>
    </style:style>
    <style:style style:name="P31" style:family="paragraph" style:parent-style-name="Standard">
      <style:paragraph-properties fo:text-align="justify" style:justify-single-word="false"/>
      <style:text-properties style:font-name="Arial1" officeooo:paragraph-rsid="001cda7d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cda7d" officeooo:paragraph-rsid="001b7b96" style:font-weight-asian="normal" style:font-name-complex="Arial" style:font-weight-complex="normal"/>
    </style:style>
    <style:style style:name="P33" style:family="paragraph" style:parent-style-name="Heading_20_1">
      <style:text-properties fo:font-size="12pt" style:font-size-asian="12pt"/>
    </style:style>
    <style:style style:name="P34" style:family="paragraph" style:parent-style-name="Heading_20_3">
      <style:text-properties fo:font-style="normal" officeooo:rsid="001b7b96" officeooo:paragraph-rsid="0012cde9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831dc"/>
    </style:style>
    <style:style style:name="T3" style:family="text">
      <style:text-properties style:font-name="Arial" fo:font-weight="normal" officeooo:rsid="000fac88" style:font-name-asian="Arial" style:font-weight-asian="normal" style:font-name-complex="Arial" style:font-weight-complex="normal"/>
    </style:style>
    <style:style style:name="T4" style:family="text">
      <style:text-properties style:font-name="Arial" fo:font-weight="normal" officeooo:rsid="001cda7d" style:font-name-asian="Arial" style:font-weight-asian="normal" style:font-name-complex="Arial" style:font-weight-complex="normal"/>
    </style:style>
    <style:style style:name="T5" style:family="text">
      <style:text-properties officeooo:rsid="001a8c73"/>
    </style:style>
    <style:style style:name="T6" style:family="text">
      <style:text-properties style:font-name-asian="Arial" style:font-name-complex="Arial"/>
    </style:style>
    <style:style style:name="T7" style:family="text">
      <style:text-properties officeooo:rsid="001b7b96"/>
    </style:style>
    <style:style style:name="T8" style:family="text">
      <style:text-properties officeooo:rsid="001cda7d"/>
    </style:style>
    <style:style style:name="T9" style:family="text">
      <style:text-properties officeooo:rsid="001e19c9"/>
    </style:style>
    <style:style style:name="T10" style:family="text">
      <style:text-properties officeooo:rsid="002181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34" text:outline-level="3"><text:span text:style-name="T8">Consultar datos</text:span>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<text:span text:style-name="T8">Usuari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7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0">El paciente <text:span text:style-name="T8">ha sido dado de alt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2">
          <table:table-cell table:style-name="Tabla2.A2" office:value-type="string">
            <text:p text:style-name="P22">Permite al usuario hacer una consulta para ver los datos de un determinado paciente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2">
          <table:table-cell table:style-name="Tabla3.A2" office:value-type="string">
            <text:p text:style-name="P19">El <text:span text:style-name="T8">usuario indica al sistema que quiere consultar los datos de cierto paciente proporcionando su número de paciente; si el usuario tiene permisos se le muestran y el proceso termina.</text:span></text:p>
          </table:table-cell>
        </table:table-row>
      </table:table>
      <text:p text:style-name="P13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23"><text:span text:style-name="T8">Usuario</text:span>: Indica que quiere <text:span text:style-name="T8">consultar</text:span> <text:span text:style-name="T7">los datos que se tienen de un paciente.</text:span></text:p>
          </table:table-cell>
          <table:table-cell table:style-name="Tabla4.C2" office:value-type="string">
            <text:p text:style-name="P4">2</text:p>
          </table:table-cell>
          <table:table-cell table:style-name="Tabla4.D2" office:value-type="string">
            <text:p text:style-name="P23"><text:span text:style-name="T8">Se l</text:span>e pide al <text:span text:style-name="T9">usuario</text:span> el número de <text:span text:style-name="T7">paciente</text:span> <text:span text:style-name="T7">del cual quiere consultar los datos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3"><text:span text:style-name="T8">Usuario</text:span>: Indica el número de <text:span text:style-name="T8">paciente.</text:span></text:p>
          </table:table-cell>
          <table:table-cell table:style-name="Tabla4.C3" office:value-type="string">
            <text:p text:style-name="P4">4</text:p>
          </table:table-cell>
          <table:table-cell table:style-name="Tabla4.D3" office:value-type="string">
            <text:p text:style-name="P23"><text:span text:style-name="T8">Se c</text:span>omprueba que existe un <text:span text:style-name="T7">paciente dado de alta </text:span><text:s/>con dicho número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5"/>
          </table:table-cell>
          <table:table-cell table:style-name="Tabla4.C4" office:value-type="string">
            <text:p text:style-name="P4">5</text:p>
          </table:table-cell>
          <table:table-cell table:style-name="Tabla4.D4" office:value-type="string">
            <text:p text:style-name="P32">Se comprueba que el usuario tiene permisos para ver los datos de este.</text:p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25"/>
          </table:table-cell>
          <table:table-cell table:style-name="Tabla4.C5" office:value-type="string">
            <text:p text:style-name="P6">6</text:p>
          </table:table-cell>
          <table:table-cell table:style-name="Tabla4.D5" office:value-type="string">
            <text:p text:style-name="P24"><text:span text:style-name="T8">Se m</text:span>uestra los <text:span text:style-name="T7">datos del paciente</text:span> con el número introducido.</text:p>
          </table:table-cell>
        </table:table-row>
        <table:table-row table:style-name="Tabla4.1">
          <table:table-cell table:style-name="Tabla4.A6" office:value-type="string">
            <text:p text:style-name="P17">7</text:p>
          </table:table-cell>
          <table:table-cell table:style-name="Tabla4.B6" office:value-type="string">
            <text:p text:style-name="P23"><text:span text:style-name="T8">Usuario</text:span>: <text:span text:style-name="T10">Analiza los datos del paciente que requería.</text:span></text:p>
          </table:table-cell>
          <table:table-cell table:style-name="Tabla4.C6" office:value-type="string">
            <text:p text:style-name="P5"/>
          </table:table-cell>
          <table:table-cell table:style-name="Tabla4.D6" office:value-type="string">
            <text:p text:style-name="P25"/>
          </table:table-cell>
        </table:table-row>
        <table:table-row table:style-name="Tabla4.1">
          <table:table-cell table:style-name="Tabla4.A7" office:value-type="string">
            <text:p text:style-name="P16"/>
          </table:table-cell>
          <table:table-cell table:style-name="Tabla4.B7" office:value-type="string">
            <text:p text:style-name="P23"/>
          </table:table-cell>
          <table:table-cell table:style-name="Tabla4.C7" office:value-type="string">
            <text:p text:style-name="P6">8</text:p>
          </table:table-cell>
          <table:table-cell table:style-name="Tabla4.D7" office:value-type="string">
            <text:p text:style-name="P23">Se informa de el éxito del proceso y se termina</text:p>
          </table:table-cell>
        </table:table-row>
      </table:table>
      <text:p text:style-name="P2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7">4</text:span>a</text:p>
          </table:table-cell>
          <table:table-cell table:style-name="Tabla5.B2" table:number-columns-spanned="4" office:value-type="string">
            <text:p text:style-name="P30"><text:span text:style-name="T6"><text:s/></text:span><text:span text:style-name="T3">Si no existe ningú</text:span><text:span text:style-name="T4">n paciente</text:span><text:span text:style-name="T3"> con el número de </text:span><text:span text:style-name="T4">paciente</text:span><text:span text:style-name="T3">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7">5a</text:p>
          </table:table-cell>
          <table:table-cell table:style-name="Tabla5.B3" table:number-columns-spanned="4" office:value-type="string">
            <text:p text:style-name="P31"><text:span text:style-name="T3">Si </text:span><text:span text:style-name="T4">el usuario no tiene permisos para ver los datos del paciente</text:span><text:span text:style-name="T3"> con el número de </text:span><text:span text:style-name="T4">paciente</text:span><text:span text:style-name="T3">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6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8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24:06.553749623</dc:date>
    <meta:print-date>2012-03-13T15:37:00</meta:print-date>
    <meta:editing-cycles>33</meta:editing-cycles>
    <meta:editing-duration>PT2H6M37S</meta:editing-duration>
    <meta:generator>LibreOffice/5.1.6.2$Linux_X86_64 LibreOffice_project/10m0$Build-2</meta:generator>
    <meta:document-statistic meta:table-count="5" meta:image-count="0" meta:object-count="0" meta:page-count="1" meta:paragraph-count="57" meta:word-count="249" meta:character-count="1423" meta:non-whitespace-character-count="1229"/>
  </office:meta>
</office:document-meta>
</file>